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0541" officeooo:paragraph-rsid="001f0541"/>
    </style:style>
    <style:style style:name="P2" style:family="paragraph" style:parent-style-name="Standard">
      <style:text-properties officeooo:rsid="001f0541" officeooo:paragraph-rsid="001f2e4f"/>
    </style:style>
    <style:style style:name="P3" style:family="paragraph" style:parent-style-name="Standard">
      <style:text-properties officeooo:rsid="001f2e4f" officeooo:paragraph-rsid="001f2e4f"/>
    </style:style>
    <style:style style:name="P4" style:family="paragraph" style:parent-style-name="Standard">
      <style:text-properties officeooo:rsid="0020eefe" officeooo:paragraph-rsid="0020eefe"/>
    </style:style>
    <style:style style:name="P5" style:family="paragraph" style:parent-style-name="Standard">
      <style:text-properties officeooo:rsid="00211c29" officeooo:paragraph-rsid="00211c29"/>
    </style:style>
    <style:style style:name="T1" style:family="text">
      <style:text-properties officeooo:rsid="001f2e4f"/>
    </style:style>
    <style:style style:name="T2" style:family="text">
      <style:text-properties officeooo:rsid="0020eefe"/>
    </style:style>
    <style:style style:name="T3" style:family="text">
      <style:text-properties officeooo:rsid="00211c29"/>
    </style:style>
    <style:style style:name="T4" style:family="text">
      <style:text-properties officeooo:rsid="0021de3f"/>
    </style:style>
    <style:style style:name="T5" style:family="text">
      <style:text-properties officeooo:rsid="00237f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_521943837"/>Hi Matt,</text:p>
      <text:p text:style-name="P1"/>
      <text:p text:style-name="P1">Some comments with regard to document Feed Control Commands Ver 3.docx:</text:p>
      <text:p text:style-name="P1"/>
      <text:p text:style-name="P1">1) <text:s/>I will adjust the code to match the pulses-per-rotation of the new fan such that proper RPM is computed. <text:s/><text:span text:style-name="T1">I will also fix the issue Rob pointed out where the RPM does not report 0 when the fan is not rotating at all.</text:span></text:p>
      <text:p text:style-name="P1"/>
      <text:p text:style-name="P1">2) gettemp a1 through a6 should be working fine with current firmware. <text:s/>If not, double check the addresses and wiring of the external TC74 devices. <text:s/>Rob should feel free, as he has in the past, to contact me.</text:p>
      <text:p text:style-name="P1"/>
      <text:p text:style-name="P1">3) I will add command getcryoattemp</text:p>
      <text:p text:style-name="P1"/>
      <text:p text:style-name="P1">4) I will add code to return LNA temp. in Kelvin units as specified</text:p>
      <text:p text:style-name="P1"/>
      <text:p text:style-name="P1">5) I will add getaccel to return accelerometer X,Y,Z statistics</text:p>
      <text:p text:style-name="P1"/>
      <text:p text:style-name="P1">6) setrelay on/off should be available now. </text:p>
      <text:p text:style-name="P1"/>
      <text:p text:style-name="P3">7) I will change getvac (gv) to return units mbar instead of Torr</text:p>
      <text:p text:style-name="P1"/>
      <text:p text:style-name="P2"><text:span text:style-name="T1">8</text:span>) <text:span text:style-name="T1">Regarding setcoolmode, setcoolstart, setmaxreject, setcoolerstate: I recommend, except for setting the fan to a safe cooling speed, <text:s/>that the control board does not automatically start any peripheral support equipment (e.g., cryo and vacuum). <text:s/>At the ATA, that should be the responsibility of the higher-level control system like done for other antenna equipment (such as motor relay latch). <text:s/>In the Minex lab, cryo and vacuum start should be done by a human operator. <text:s/>But, it is important for the</text:span></text:p>
      <text:p text:style-name="P3">control board to implement simple protection algorithms, such as shutting off the cooler based on rejection temperature <text:span text:style-name="T2">and so forth (as described on page 5).</text:span></text:p>
      <text:p text:style-name="P3"/>
      <text:p text:style-name="P3">9) I may offer a different suggestion for monitoring the diaphragm pump. <text:span text:style-name="T2">We agreed in the past that we would track the diaphragm pump duty cycle through power levels.</text:span></text:p>
      <text:p text:style-name="P1"/>
      <text:p text:style-name="P3">10) Rather than separate commands (e.g., getmaxa1) I will return statistics (i.e. mean, stddev, min, max) for measured values where appropriate.</text:p>
      <text:p text:style-name="P2"/>
      <text:p text:style-name="P3">11) Regarding gettimeon, gettimecool, gettimevac, and related history commands: the control board does not have a real-time clock or appropriate storage to support these. <text:s/>The ATA control system has a database <text:span text:style-name="T2">(MetadataServer?) </text:span>where these values should be polled from the control boards and stored. <text:s/>I recommend adding a separate section to your document <text:span text:style-name="T2">that defines the monitor and control requirements for whomever (Todd ?) at SRI will be adding support to the control system for the Antonio feed.</text:span></text:p>
      <text:p text:style-name="P2"/>
      <text:p text:style-name="P4">12) I will change the fan control loop as defined on page 5 and to be parameterized. <text:s/>I do not understand symbols T2/T1 but may figure it out on a second reading.</text:p>
      <text:p text:style-name="P2"/>
      <text:p text:style-name="P5">13) <text:span text:style-name="T5">I will update the Python data logging program as described on page 6.</text:span></text:p>
      <text:p text:style-name="P2"/>
      <text:p text:style-name="P1">Best,</text:p>
      <text:p text:style-name="P1"><text:soft-page-break/>Rob<text:bookmark-end text:name="__DdeLink__2_5219438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Ackermann</meta:initial-creator>
    <meta:creation-date>2015-05-11T17:40:40.895945608</meta:creation-date>
    <dc:date>2015-05-11T18:50:51.326810727</dc:date>
    <dc:creator>Robert Ackermann</dc:creator>
    <meta:editing-duration>PT37M28S</meta:editing-duration>
    <meta:editing-cycles>5</meta:editing-cycles>
    <meta:generator>LibreOffice/4.1.3.2$Linux_X86_64 LibreOffice_project/410m0$Build-2</meta:generator>
    <meta:printed-by>Robert Ackermann</meta:printed-by>
    <meta:print-date>2015-05-11T18:42:44.500249945</meta:print-date>
    <meta:document-statistic meta:table-count="0" meta:image-count="0" meta:object-count="0" meta:page-count="2" meta:paragraph-count="18" meta:word-count="425" meta:character-count="2494" meta:non-whitespace-character-count="2075"/>
  </office:meta>
</office:document-meta>
</file>